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f2f2f2" draw:opacity="50%"/>
    </style:style>
    <style:style style:name="gr3" style:family="graphic" style:parent-style-name="standard">
      <style:graphic-properties draw:stroke="solid" svg:stroke-width="0.018cm" svg:stroke-color="#f2f2f2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e5e5e5" draw:opacity="50%"/>
    </style:style>
    <style:style style:name="gr5" style:family="graphic" style:parent-style-name="standard">
      <style:graphic-properties draw:stroke="solid" svg:stroke-width="0.018cm" svg:stroke-color="#e5e5e5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ececec" draw:opacity="50%"/>
    </style:style>
    <style:style style:name="gr7" style:family="graphic" style:parent-style-name="standard">
      <style:graphic-properties draw:stroke="solid" svg:stroke-width="0.018cm" svg:stroke-color="#ececec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square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1.8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26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26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1.5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10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10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10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10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72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56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56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5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4" style:family="graphic" style:parent-style-name="standard">
      <style:graphic-properties draw:stroke="solid" svg:stroke-width="0.018cm" svg:stroke-color="#00000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5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solid" draw:fill-color="#808080" fo:padding-top="0.009cm" fo:padding-bottom="0.009cm" fo:padding-left="0.009cm" fo:padding-right="0.009cm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56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cm" fo:min-width="0.56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9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30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none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  <style:paragraph-properties style:writing-mode="lr-tb"/>
    </style:style>
    <style:style style:name="gr32" style:family="graphic" style:parent-style-name="objectwithoutfill">
      <style:graphic-properties draw:marker-end="Symmetric_20_Arrow" draw:fill="solid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6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2cm" fo:min-width="0cm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5cm" fo:min-width="2.65cm"/>
      <style:paragraph-properties style:writing-mode="lr-tb"/>
    </style:style>
    <style:style style:name="gr37" style:family="graphic" style:parent-style-name="standard">
      <style:graphic-properties draw:stroke="none" draw:fill="none" draw:fill-color="#ffffff" fo:min-height="0.28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2f2f2" draw:opacity="50%"/>
      <style:text-properties style:font-name="Liberation Serif" fo:font-size="6pt"/>
    </style:style>
    <style:style style:name="P4" style:family="paragraph">
      <loext:graphic-properties draw:fill="none"/>
      <style:text-properties style:font-name="Liberation Serif" fo:font-size="6pt"/>
    </style:style>
    <style:style style:name="P5" style:family="paragraph">
      <loext:graphic-properties draw:fill="solid" draw:fill-color="#e5e5e5" draw:opacity="50%"/>
      <style:text-properties style:font-name="Liberation Serif" fo:font-size="6pt"/>
    </style:style>
    <style:style style:name="P6" style:family="paragraph">
      <loext:graphic-properties draw:fill="solid" draw:fill-color="#ececec" draw:opacity="50%"/>
      <style:text-properties style:font-name="Liberation Serif" fo:font-size="6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4pt" style:font-size-asian="4pt" style:font-size-complex="4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5pt" style:font-size-asian="5pt" style:font-size-complex="5pt"/>
    </style:style>
    <style:style style:name="P10" style:family="paragraph">
      <loext:graphic-properties draw:fill="none"/>
      <style:text-properties style:font-name="Liberation Serif" fo:font-size="4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4pt" style:font-size-asian="10pt" style:font-size-complex="10pt"/>
    </style:style>
    <style:style style:name="P12" style:family="paragraph">
      <loext:graphic-properties draw:fill="solid" draw:fill-color="#808080"/>
      <style:text-properties style:font-name="Liberation Serif" fo:font-size="4pt"/>
    </style:style>
    <style:style style:name="P13" style:family="paragraph">
      <loext:graphic-properties draw:fill="none"/>
      <style:paragraph-properties fo:text-align="start" style:writing-mode="lr-tb"/>
      <style:text-properties fo:color="#000000" style:font-name="Liberation Serif" fo:font-size="5pt" fo:text-shadow="1pt 1pt" fo:font-weight="bold" fo:background-color="#ffff00" style:font-size-asian="5pt" style:font-weight-asian="bold" style:font-size-complex="5pt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fo:color="#000000" style:font-name="Liberation Serif" fo:font-size="5pt" fo:text-shadow="1pt 1pt" fo:font-weight="bold" fo:background-color="#00ff00" style:font-size-asian="5pt" style:font-weight-asian="bold" style:font-size-complex="5pt" style:font-weight-complex="bold"/>
    </style:style>
    <style:style style:name="P15" style:family="paragraph">
      <loext:graphic-properties draw:fill="solid" draw:fill-color="#808080"/>
      <style:text-properties style:font-name="Liberation Serif" fo:font-size="6pt"/>
    </style:style>
    <style:style style:name="P16" style:family="paragraph">
      <loext:graphic-properties draw:fill="solid" draw:fill-color="#000000"/>
      <style:text-properties style:font-name="Liberation Serif" fo:font-size="6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erif" fo:font-size="5pt" style:font-size-asian="5pt" style:font-size-complex="5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fo:font-size="4pt" style:font-size-asian="4pt" style:font-name-complex="DejaVuSans1" style:font-size-complex="4pt"/>
    </style:style>
    <style:style style:name="T3" style:family="text">
      <style:text-properties fo:color="#000000" style:font-name="Liberation Serif" fo:font-size="5pt" style:font-size-asian="5pt" style:font-name-complex="DejaVuSans1" style:font-size-complex="5pt"/>
    </style:style>
    <style:style style:name="T4" style:family="text">
      <style:text-properties fo:color="#000000" style:text-position="33% 58%" style:font-name="Liberation Serif" fo:font-size="5pt" style:font-size-asian="5pt" style:font-name-complex="DejaVuSans1" style:font-size-complex="5pt"/>
    </style:style>
    <style:style style:name="T5" style:family="text">
      <style:text-properties fo:color="#000000" style:font-name="Liberation Serif" fo:font-size="4pt" style:font-size-asian="10pt" style:font-name-complex="DejaVuSans1" style:font-size-complex="10pt"/>
    </style:style>
    <style:style style:name="T6" style:family="text">
      <style:text-properties fo:color="#000000" style:font-name="Liberation Serif" fo:font-size="5pt" fo:text-shadow="1pt 1pt" fo:font-weight="bold" style:font-size-asian="5pt" style:font-weight-asian="bold" style:font-name-complex="DejaVuSans1" style:font-size-complex="5pt" style:font-weight-complex="bold"/>
    </style:style>
    <style:style style:name="T7" style:family="text">
      <style:text-properties style:font-name="Liberation Serif" fo:font-size="5pt" style:font-size-asian="5pt" style:font-size-complex="5pt"/>
    </style:style>
    <style:style style:name="T8" style:family="text">
      <style:text-properties fo:color="#000000" style:font-name="Liberation Serif" fo:font-size="8pt" fo:font-weight="normal" style:font-size-asian="5pt" style:font-weight-asian="normal" style:font-name-complex="DejaVuSans1" style:font-size-complex="5pt" style:font-weight-complex="normal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1" style:family="text">
      <style:text-properties style:text-position="-33% 58%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2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Multi-Phase Model Optimization</text:span></text:p>
          </draw:text-box>
        </draw:frame>
        <draw:polygon draw:style-name="gr2" draw:text-style-name="P3" draw:layer="layout" svg:width="1.446cm" svg:height="2.789cm" svg:x="1.157cm" svg:y="2.363cm" svg:viewBox="0 0 1447 2790" draw:points="84,2790 1447,1647 1428,0 0,1042">
          <text:p/>
        </draw:polygon>
        <draw:polyline draw:style-name="gr3" draw:text-style-name="P4" draw:layer="layout" svg:width="1.446cm" svg:height="2.789cm" svg:x="1.157cm" svg:y="2.363cm" svg:viewBox="0 0 1447 2790" draw:points="84,2790 1447,1647 1428,0 0,1042">
          <text:p/>
        </draw:polyline>
        <draw:polygon draw:style-name="gr4" draw:text-style-name="P5" draw:layer="layout" svg:width="2.283cm" svg:height="2.282cm" svg:x="2.585cm" svg:y="2.363cm" svg:viewBox="0 0 2284 2283" draw:points="19,1647 2206,2283 2284,579 0,0">
          <text:p/>
        </draw:polygon>
        <draw:polyline draw:style-name="gr5" draw:text-style-name="P4" draw:layer="layout" svg:width="2.283cm" svg:height="2.282cm" svg:x="2.585cm" svg:y="2.363cm" svg:viewBox="0 0 2284 2283" draw:points="19,1647 2206,2283 2284,579 0,0">
          <text:p/>
        </draw:polyline>
        <draw:polygon draw:style-name="gr6" draw:text-style-name="P6" draw:layer="layout" svg:width="3.549cm" svg:height="1.899cm" svg:x="1.241cm" svg:y="4.009cm" svg:viewBox="0 0 3550 1900" draw:points="0,1143 2318,1900 3550,636 1363,0">
          <text:p/>
        </draw:polygon>
        <draw:polyline draw:style-name="gr7" draw:text-style-name="P4" draw:layer="layout" svg:width="3.549cm" svg:height="1.899cm" svg:x="1.241cm" svg:y="4.009cm" svg:viewBox="0 0 3550 1900" draw:points="0,1143 2318,1900 3550,636 1363,0">
          <text:p/>
        </draw:polyline>
        <draw:line draw:style-name="gr8" draw:text-style-name="P4" draw:layer="layout" svg:x1="1.241cm" svg:y1="5.152cm" svg:x2="3.559cm" svg:y2="5.909cm">
          <text:p/>
        </draw:line>
        <draw:polyline draw:style-name="gr9" draw:text-style-name="P4" draw:layer="layout" svg:width="1.354cm" svg:height="2.799cm" svg:x="1.381cm" svg:y="2.398cm" svg:viewBox="0 0 1355 2800" draw:points="0,2800 1355,1651 1342,0">
          <text:p/>
        </draw:polyline>
        <draw:polyline draw:style-name="gr9" draw:text-style-name="P4" draw:layer="layout" svg:width="1.338cm" svg:height="2.824cm" svg:x="1.706cm" svg:y="2.479cm" svg:viewBox="0 0 1339 2825" draw:points="0,2825 1339,1659 1338,0">
          <text:p/>
        </draw:polyline>
        <draw:polyline draw:style-name="gr9" draw:text-style-name="P4" draw:layer="layout" svg:width="1.333cm" svg:height="2.85cm" svg:x="2.035cm" svg:y="2.561cm" svg:viewBox="0 0 1334 2851" draw:points="0,2851 1320,1667 1334,0">
          <text:p/>
        </draw:polyline>
        <draw:polyline draw:style-name="gr9" draw:text-style-name="P4" draw:layer="layout" svg:width="1.328cm" svg:height="2.875cm" svg:x="2.369cm" svg:y="2.644cm" svg:viewBox="0 0 1329 2876" draw:points="0,2876 1302,1676 1329,0">
          <text:p/>
        </draw:polyline>
        <draw:polyline draw:style-name="gr9" draw:text-style-name="P4" draw:layer="layout" svg:width="1.322cm" svg:height="2.901cm" svg:x="2.709cm" svg:y="2.729cm" svg:viewBox="0 0 1323 2902" draw:points="0,2902 1282,1684 1323,0">
          <text:p/>
        </draw:polyline>
        <draw:polyline draw:style-name="gr9" draw:text-style-name="P4" draw:layer="layout" svg:width="1.317cm" svg:height="2.928cm" svg:x="3.054cm" svg:y="2.815cm" svg:viewBox="0 0 1318 2929" draw:points="0,2929 1262,1692 1318,0">
          <text:p/>
        </draw:polyline>
        <draw:polyline draw:style-name="gr9" draw:text-style-name="P4" draw:layer="layout" svg:width="1.311cm" svg:height="2.955cm" svg:x="3.404cm" svg:y="2.903cm" svg:viewBox="0 0 1312 2956" draw:points="0,2956 1241,1700 1312,0">
          <text:p/>
        </draw:polyline>
        <draw:line draw:style-name="gr8" draw:text-style-name="P4" draw:layer="layout" svg:x1="1.394cm" svg:y1="5.188cm" svg:x2="1.358cm" svg:y2="5.218cm">
          <text:p/>
        </draw:line>
        <draw:frame draw:style-name="gr10" draw:text-style-name="P8" draw:layer="layout" svg:width="1.84cm" svg:height="0.231cm" draw:transform="rotate (-0.316079127536173) translate (1.758cm 5.7cm)">
          <draw:text-box>
            <text:p text:style-name="P7"><text:span text:style-name="T2">Update model</text:span></text:p>
          </draw:text-box>
        </draw:frame>
        <draw:line draw:style-name="gr8" draw:text-style-name="P4" draw:layer="layout" svg:x1="1.717cm" svg:y1="5.294cm" svg:x2="1.682cm" svg:y2="5.325cm">
          <text:p/>
        </draw:line>
        <draw:frame draw:style-name="gr11" draw:text-style-name="P9" draw:layer="layout" svg:width="0.261cm" svg:height="0.232cm" svg:x="1.395cm" svg:y="5.35cm">
          <draw:text-box>
            <text:p text:style-name="P7"><text:span text:style-name="T3">1</text:span></text:p>
          </draw:text-box>
        </draw:frame>
        <draw:line draw:style-name="gr8" draw:text-style-name="P4" draw:layer="layout" svg:x1="2.046cm" svg:y1="5.401cm" svg:x2="2.012cm" svg:y2="5.432cm">
          <text:p/>
        </draw:line>
        <draw:line draw:style-name="gr8" draw:text-style-name="P4" draw:layer="layout" svg:x1="2.38cm" svg:y1="5.51cm" svg:x2="2.346cm" svg:y2="5.541cm">
          <text:p/>
        </draw:line>
        <draw:frame draw:style-name="gr11" draw:text-style-name="P9" draw:layer="layout" svg:width="0.261cm" svg:height="0.232cm" svg:x="1.928cm" svg:y="5.506cm">
          <draw:text-box>
            <text:p text:style-name="P7"><text:span text:style-name="T3">2</text:span></text:p>
          </draw:text-box>
        </draw:frame>
        <draw:line draw:style-name="gr8" draw:text-style-name="P4" draw:layer="layout" svg:x1="2.721cm" svg:y1="5.62cm" svg:x2="2.687cm" svg:y2="5.652cm">
          <text:p/>
        </draw:line>
        <draw:line draw:style-name="gr8" draw:text-style-name="P4" draw:layer="layout" svg:x1="3.065cm" svg:y1="5.733cm" svg:x2="3.032cm" svg:y2="5.766cm">
          <text:p/>
        </draw:line>
        <draw:frame draw:style-name="gr11" draw:text-style-name="P9" draw:layer="layout" svg:width="0.261cm" svg:height="0.232cm" svg:x="2.602cm" svg:y="5.729cm">
          <draw:text-box>
            <text:p text:style-name="P7"><text:span text:style-name="T3">3</text:span></text:p>
          </draw:text-box>
        </draw:frame>
        <draw:line draw:style-name="gr8" draw:text-style-name="P4" draw:layer="layout" svg:x1="3.415cm" svg:y1="5.848cm" svg:x2="3.382cm" svg:y2="5.881cm">
          <text:p/>
        </draw:line>
        <draw:line draw:style-name="gr8" draw:text-style-name="P4" draw:layer="layout" svg:x1="4.791cm" svg:y1="4.645cm" svg:x2="3.559cm" svg:y2="5.909cm">
          <text:p/>
        </draw:line>
        <draw:frame draw:style-name="gr12" draw:text-style-name="P9" draw:layer="layout" svg:width="0.261cm" svg:height="0.231cm" svg:x="3.238cm" svg:y="5.96cm">
          <draw:text-box draw:corner-radius="0.04cm">
            <text:p text:style-name="P7"><text:span text:style-name="T3">4</text:span></text:p>
          </draw:text-box>
        </draw:frame>
        <draw:polyline draw:style-name="gr9" draw:text-style-name="P4" draw:layer="layout" svg:width="2.388cm" svg:height="2.488cm" svg:x="1.256cm" svg:y="3.333cm" svg:viewBox="0 0 2389 2489" draw:points="0,0 79,1741 2389,2489">
          <text:p/>
        </draw:polyline>
        <draw:polyline draw:style-name="gr9" draw:text-style-name="P4" draw:layer="layout" svg:width="2.352cm" svg:height="2.447cm" svg:x="1.52cm" svg:y="3.139cm" svg:viewBox="0 0 2353 2448" draw:points="0,0 66,1723 2353,2448">
          <text:p/>
        </draw:polyline>
        <draw:polyline draw:style-name="gr9" draw:text-style-name="P4" draw:layer="layout" svg:width="2.316cm" svg:height="2.407cm" svg:x="1.777cm" svg:y="2.952cm" svg:viewBox="0 0 2317 2408" draw:points="0,0 54,1705 2317,2408">
          <text:p/>
        </draw:polyline>
        <draw:polyline draw:style-name="gr9" draw:text-style-name="P4" draw:layer="layout" svg:width="2.282cm" svg:height="2.368cm" svg:x="2.026cm" svg:y="2.771cm" svg:viewBox="0 0 2283 2369" draw:points="0,0 44,1688 2283,2369">
          <text:p/>
        </draw:polyline>
        <draw:polyline draw:style-name="gr9" draw:text-style-name="P4" draw:layer="layout" svg:width="2.248cm" svg:height="2.332cm" svg:x="2.267cm" svg:y="2.594cm" svg:viewBox="0 0 2249 2333" draw:points="0,0 33,1670 2249,2333">
          <text:p/>
        </draw:polyline>
        <draw:polyline draw:style-name="gr9" draw:text-style-name="P4" draw:layer="layout" svg:width="2.216cm" svg:height="2.295cm" svg:x="2.501cm" svg:y="2.424cm" svg:viewBox="0 0 2217 2296" draw:points="0,0 22,1654 2217,2296">
          <text:p/>
        </draw:polyline>
        <draw:line draw:style-name="gr8" draw:text-style-name="P4" draw:layer="layout" svg:x1="3.625cm" svg:y1="5.815cm" svg:x2="3.684cm" svg:y2="5.834cm">
          <text:p/>
        </draw:line>
        <draw:frame draw:style-name="gr13" draw:text-style-name="P8" draw:layer="layout" svg:width="1.529cm" svg:height="0.231cm" draw:transform="rotate (0.798313599862206) translate (4.181cm 5.793cm)">
          <draw:text-box>
            <text:p text:style-name="P7"><text:span text:style-name="T2">Training iterations</text:span></text:p>
          </draw:text-box>
        </draw:frame>
        <draw:line draw:style-name="gr8" draw:text-style-name="P4" draw:layer="layout" svg:x1="3.854cm" svg:y1="5.581cm" svg:x2="3.912cm" svg:y2="5.6cm">
          <text:p/>
        </draw:line>
        <draw:frame draw:style-name="gr14" draw:text-style-name="P9" draw:layer="layout" svg:width="0.107cm" svg:height="0.232cm" svg:x="3.75cm" svg:y="5.949cm">
          <draw:text-box>
            <text:p text:style-name="P7"><text:span text:style-name="T3">0</text:span></text:p>
          </draw:text-box>
        </draw:frame>
        <draw:line draw:style-name="gr8" draw:text-style-name="P4" draw:layer="layout" svg:x1="4.075cm" svg:y1="5.354cm" svg:x2="4.132cm" svg:y2="5.372cm">
          <text:p/>
        </draw:line>
        <draw:frame draw:style-name="gr15" draw:text-style-name="P9" draw:layer="layout" svg:width="0.109cm" svg:height="0.231cm" svg:x="3.975cm" svg:y="5.712cm">
          <draw:text-box>
            <text:p text:style-name="P7"><text:span text:style-name="T3">2</text:span></text:p>
          </draw:text-box>
        </draw:frame>
        <draw:line draw:style-name="gr8" draw:text-style-name="P4" draw:layer="layout" svg:x1="4.29cm" svg:y1="5.134cm" svg:x2="4.347cm" svg:y2="5.152cm">
          <text:p/>
        </draw:line>
        <draw:frame draw:style-name="gr14" draw:text-style-name="P9" draw:layer="layout" svg:width="0.107cm" svg:height="0.232cm" svg:x="4.196cm" svg:y="5.482cm">
          <draw:text-box>
            <text:p text:style-name="P7"><text:span text:style-name="T3">4</text:span></text:p>
          </draw:text-box>
        </draw:frame>
        <draw:line draw:style-name="gr8" draw:text-style-name="P4" draw:layer="layout" svg:x1="4.498cm" svg:y1="4.921cm" svg:x2="4.554cm" svg:y2="4.938cm">
          <text:p/>
        </draw:line>
        <draw:frame draw:style-name="gr16" draw:text-style-name="P9" draw:layer="layout" svg:width="0.109cm" svg:height="0.232cm" svg:x="4.407cm" svg:y="5.26cm">
          <draw:text-box>
            <text:p text:style-name="P7"><text:span text:style-name="T3">6</text:span></text:p>
          </draw:text-box>
        </draw:frame>
        <draw:line draw:style-name="gr8" draw:text-style-name="P4" draw:layer="layout" svg:x1="4.7cm" svg:y1="4.714cm" svg:x2="4.756cm" svg:y2="4.73cm">
          <text:p/>
        </draw:line>
        <draw:frame draw:style-name="gr17" draw:text-style-name="P9" draw:layer="layout" svg:width="0.108cm" svg:height="0.231cm" svg:x="4.613cm" svg:y="5.044cm">
          <draw:text-box>
            <text:p text:style-name="P7"><text:span text:style-name="T3">8</text:span></text:p>
          </draw:text-box>
        </draw:frame>
        <draw:line draw:style-name="gr8" draw:text-style-name="P4" draw:layer="layout" svg:x1="4.79cm" svg:y1="4.646cm" svg:x2="4.869cm" svg:y2="2.941cm">
          <text:p/>
        </draw:line>
        <draw:frame draw:style-name="gr18" draw:text-style-name="P9" draw:layer="layout" svg:width="0.207cm" svg:height="0.232cm" svg:x="4.779cm" svg:y="4.836cm">
          <draw:text-box>
            <text:p text:style-name="P7"><text:span text:style-name="T3">10</text:span></text:p>
          </draw:text-box>
        </draw:frame>
        <draw:polyline draw:style-name="gr9" draw:text-style-name="P4" draw:layer="layout" svg:width="3.575cm" svg:height="1.126cm" svg:x="1.227cm" svg:y="3.743cm" svg:viewBox="0 0 3576 1127" draw:points="3576,627 1374,0 0,1127">
          <text:p/>
        </draw:polyline>
        <draw:polyline draw:style-name="gr9" draw:text-style-name="P4" draw:layer="layout" svg:width="3.605cm" svg:height="1.108cm" svg:x="1.212cm" svg:y="3.432cm" svg:viewBox="0 0 3606 1109" draw:points="3606,616 1386,0 0,1109">
          <text:p/>
        </draw:polyline>
        <draw:polyline draw:style-name="gr9" draw:text-style-name="P4" draw:layer="layout" svg:width="3.636cm" svg:height="1.089cm" svg:x="1.195cm" svg:y="3.116cm" svg:viewBox="0 0 3637 1090" draw:points="3637,606 1398,0 0,1090">
          <text:p/>
        </draw:polyline>
        <draw:polyline draw:style-name="gr9" draw:text-style-name="P4" draw:layer="layout" svg:width="3.668cm" svg:height="1.069cm" svg:x="1.179cm" svg:y="2.795cm" svg:viewBox="0 0 3669 1070" draw:points="3669,595 1411,0 0,1070">
          <text:p/>
        </draw:polyline>
        <draw:polyline draw:style-name="gr9" draw:text-style-name="P4" draw:layer="layout" svg:width="3.7cm" svg:height="1.048cm" svg:x="1.162cm" svg:y="2.468cm" svg:viewBox="0 0 3701 1049" draw:points="3701,583 1424,0 0,1049">
          <text:p/>
        </draw:polyline>
        <draw:line draw:style-name="gr8" draw:text-style-name="P10" draw:layer="layout" svg:x1="4.784cm" svg:y1="4.365cm" svg:x2="4.84cm" svg:y2="4.381cm">
          <text:p/>
        </draw:line>
        <draw:frame draw:style-name="gr19" draw:text-style-name="P9" draw:layer="layout" svg:width="0.722cm" svg:height="0.232cm" svg:x="4.967cm" svg:y="2.658cm">
          <draw:text-box>
            <text:p text:style-name="P7"><text:span text:style-name="T3">MSE (m</text:span><text:span text:style-name="T4">2</text:span><text:span text:style-name="T3">)</text:span></text:p>
          </draw:text-box>
        </draw:frame>
        <draw:line draw:style-name="gr8" draw:text-style-name="P10" draw:layer="layout" svg:x1="4.799cm" svg:y1="4.044cm" svg:x2="4.855cm" svg:y2="4.06cm">
          <text:p/>
        </draw:line>
        <draw:frame draw:style-name="gr20" draw:text-style-name="P11" draw:layer="layout" svg:width="0.568cm" svg:height="0.232cm" svg:x="4.882cm" svg:y="4.324cm">
          <draw:text-box>
            <text:p text:style-name="P7"><text:span text:style-name="T5">0.0125</text:span></text:p>
          </draw:text-box>
        </draw:frame>
        <draw:line draw:style-name="gr8" draw:text-style-name="P10" draw:layer="layout" svg:x1="4.814cm" svg:y1="3.717cm" svg:x2="4.871cm" svg:y2="3.733cm">
          <text:p/>
        </draw:line>
        <draw:frame draw:style-name="gr20" draw:text-style-name="P11" draw:layer="layout" svg:width="0.568cm" svg:height="0.232cm" svg:x="4.899cm" svg:y="4.003cm">
          <draw:text-box>
            <text:p text:style-name="P7"><text:span text:style-name="T5">0.0130</text:span></text:p>
          </draw:text-box>
        </draw:frame>
        <draw:line draw:style-name="gr8" draw:text-style-name="P10" draw:layer="layout" svg:x1="4.829cm" svg:y1="3.384cm" svg:x2="4.886cm" svg:y2="3.399cm">
          <text:p/>
        </draw:line>
        <draw:frame draw:style-name="gr21" draw:text-style-name="P11" draw:layer="layout" svg:width="0.567cm" svg:height="0.232cm" svg:x="4.915cm" svg:y="3.676cm">
          <draw:text-box>
            <text:p text:style-name="P7"><text:span text:style-name="T5">0.0135</text:span></text:p>
          </draw:text-box>
        </draw:frame>
        <draw:line draw:style-name="gr8" draw:text-style-name="P10" draw:layer="layout" svg:x1="4.844cm" svg:y1="3.046cm" svg:x2="4.902cm" svg:y2="3.061cm">
          <text:p/>
        </draw:line>
        <draw:frame draw:style-name="gr22" draw:text-style-name="P11" draw:layer="layout" svg:width="0.567cm" svg:height="0.231cm" svg:x="4.933cm" svg:y="3.344cm">
          <draw:text-box>
            <text:p text:style-name="P7"><text:span text:style-name="T5">0.0140</text:span></text:p>
          </draw:text-box>
        </draw:frame>
        <draw:line draw:style-name="gr23" draw:text-style-name="P4" draw:layer="layout" svg:x1="1.548cm" svg:y1="3.6cm" svg:x2="1.436cm" svg:y2="4.188cm">
          <text:p/>
        </draw:line>
        <draw:line draw:style-name="gr23" draw:text-style-name="P4" draw:layer="layout" svg:x1="1.679cm" svg:y1="3.55cm" svg:x2="1.547cm" svg:y2="3.6cm">
          <text:p/>
        </draw:line>
        <draw:line draw:style-name="gr23" draw:text-style-name="P4" draw:layer="layout" svg:x1="1.802cm" svg:y1="3.36cm" svg:x2="1.678cm" svg:y2="3.55cm">
          <text:p/>
        </draw:line>
        <draw:line draw:style-name="gr23" draw:text-style-name="P4" draw:layer="layout" svg:x1="1.924cm" svg:y1="3.104cm" svg:x2="1.803cm" svg:y2="3.361cm">
          <text:p/>
        </draw:line>
        <draw:line draw:style-name="gr24" draw:text-style-name="P4" draw:layer="layout" svg:x1="2.118cm" svg:y1="4.965cm" svg:x2="1.436cm" svg:y2="4.187cm">
          <text:p/>
        </draw:line>
        <draw:line draw:style-name="gr23" draw:text-style-name="P4" draw:layer="layout" svg:x1="2.241cm" svg:y1="4.813cm" svg:x2="2.117cm" svg:y2="4.966cm">
          <text:p/>
        </draw:line>
        <draw:line draw:style-name="gr24" draw:text-style-name="P4" draw:layer="layout" svg:x1="2.796cm" svg:y1="5.392cm" svg:x2="2.117cm" svg:y2="4.965cm">
          <text:p/>
        </draw:line>
        <draw:line draw:style-name="gr23" draw:text-style-name="P4" draw:layer="layout" svg:x1="2.916cm" svg:y1="5.01cm" svg:x2="2.796cm" svg:y2="5.392cm">
          <text:p/>
        </draw:line>
        <draw:line draw:style-name="gr23" draw:text-style-name="P4" draw:layer="layout" svg:x1="3.035cm" svg:y1="4.58cm" svg:x2="2.916cm" svg:y2="5.01cm">
          <text:p/>
        </draw:line>
        <draw:line draw:style-name="gr23" draw:text-style-name="P4" draw:layer="layout" svg:x1="3.153cm" svg:y1="4.834cm" svg:x2="3.035cm" svg:y2="4.58cm">
          <text:p/>
        </draw:line>
        <draw:line draw:style-name="gr23" draw:text-style-name="P4" draw:layer="layout" svg:x1="3.267cm" svg:y1="4.86cm" svg:x2="3.152cm" svg:y2="4.834cm">
          <text:p/>
        </draw:line>
        <draw:line draw:style-name="gr23" draw:text-style-name="P4" draw:layer="layout" svg:x1="3.385cm" svg:y1="4.219cm" svg:x2="3.267cm" svg:y2="4.86cm">
          <text:p/>
        </draw:line>
        <draw:line draw:style-name="gr23" draw:text-style-name="P4" draw:layer="layout" svg:x1="3.494cm" svg:y1="4.515cm" svg:x2="3.385cm" svg:y2="4.219cm">
          <text:p/>
        </draw:line>
        <draw:line draw:style-name="gr24" draw:text-style-name="P4" draw:layer="layout" svg:x1="3.491cm" svg:y1="5.662cm" svg:x2="2.796cm" svg:y2="5.391cm">
          <text:p/>
        </draw:line>
        <draw:line draw:style-name="gr23" draw:text-style-name="P4" draw:layer="layout" svg:x1="3.618cm" svg:y1="4.866cm" svg:x2="3.491cm" svg:y2="5.662cm">
          <text:p/>
        </draw:line>
        <draw:line draw:style-name="gr23" draw:text-style-name="P4" draw:layer="layout" svg:x1="3.725cm" svg:y1="5.326cm" svg:x2="3.618cm" svg:y2="4.866cm">
          <text:p/>
        </draw:line>
        <draw:line draw:style-name="gr23" draw:text-style-name="P4" draw:layer="layout" svg:x1="3.85cm" svg:y1="4.627cm" svg:x2="3.724cm" svg:y2="5.327cm">
          <text:p/>
        </draw:line>
        <draw:line draw:style-name="gr23" draw:text-style-name="P4" draw:layer="layout" svg:x1="3.958cm" svg:y1="4.671cm" svg:x2="3.849cm" svg:y2="4.627cm">
          <text:p/>
        </draw:line>
        <draw:line draw:style-name="gr23" draw:text-style-name="P4" draw:layer="layout" svg:x1="4.059cm" svg:y1="4.991cm" svg:x2="3.959cm" svg:y2="4.67cm">
          <text:p/>
        </draw:line>
        <draw:line draw:style-name="gr23" draw:text-style-name="P4" draw:layer="layout" svg:x1="4.178cm" svg:y1="4.493cm" svg:x2="4.058cm" svg:y2="4.992cm">
          <text:p/>
        </draw:line>
        <draw:line draw:style-name="gr23" draw:text-style-name="P4" draw:layer="layout" svg:x1="4.271cm" svg:y1="4.803cm" svg:x2="4.177cm" svg:y2="4.493cm">
          <text:p/>
        </draw:line>
        <draw:line draw:style-name="gr23" draw:text-style-name="P4" draw:layer="layout" svg:x1="4.381cm" svg:y1="4.544cm" svg:x2="4.271cm" svg:y2="4.803cm">
          <text:p/>
        </draw:line>
        <draw:line draw:style-name="gr23" draw:text-style-name="P4" draw:layer="layout" svg:x1="4.48cm" svg:y1="4.563cm" svg:x2="4.381cm" svg:y2="4.544cm">
          <text:p/>
        </draw:line>
        <draw:line draw:style-name="gr23" draw:text-style-name="P10" draw:layer="layout" svg:x1="4.58cm" svg:y1="4.485cm" svg:x2="4.479cm" svg:y2="4.562cm">
          <text:p/>
        </draw:line>
        <draw:path draw:style-name="gr25" draw:text-style-name="P12" draw:layer="layout" svg:width="0.048cm" svg:height="0.048cm" svg:x="4.555cm" svg:y="4.461cm" svg:viewBox="0 0 49 49" svg:d="M25 49c6 0 12-3 17-7 5-5 7-11 7-18 0-6-2-13-7-17-5-5-11-7-17-7-7 0-13 2-18 7-5 4-7 11-7 17 0 7 2 13 7 18 5 4 11 7 18 7z">
          <text:p/>
        </draw:path>
        <draw:frame draw:style-name="gr26" draw:text-style-name="P11" draw:layer="layout" svg:width="0.568cm" svg:height="0.231cm" svg:x="4.949cm" svg:y="3.007cm">
          <draw:text-box>
            <text:p text:style-name="P7"><text:span text:style-name="T5">0.0145</text:span></text:p>
          </draw:text-box>
        </draw:frame>
        <draw:frame draw:style-name="gr20" draw:text-style-name="P13" draw:layer="layout" svg:width="0.568cm" svg:height="0.232cm" svg:x="1.505cm" svg:y="4.017cm">
          <draw:text-box>
            <text:p text:style-name="P7"><text:span text:style-name="T6">0.0135</text:span></text:p>
          </draw:text-box>
        </draw:frame>
        <draw:frame draw:style-name="gr27" draw:text-style-name="P9" draw:layer="layout" svg:width="0.568cm" svg:height="0.23cm" svg:x="2.187cm" svg:y="4.796cm">
          <draw:text-box>
            <text:p text:style-name="P7"><text:span text:style-name="T3">0.0126</text:span></text:p>
          </draw:text-box>
        </draw:frame>
        <draw:frame draw:style-name="gr20" draw:text-style-name="P9" draw:layer="layout" svg:width="0.568cm" svg:height="0.232cm" svg:x="2.866cm" svg:y="5.222cm">
          <draw:text-box>
            <text:p text:style-name="P7"><text:span text:style-name="T3">0.0123</text:span></text:p>
          </draw:text-box>
        </draw:frame>
        <draw:frame draw:style-name="gr20" draw:text-style-name="P14" draw:layer="layout" svg:width="0.568cm" svg:height="0.232cm" svg:x="3.49cm" svg:y="5.423cm">
          <draw:text-box>
            <text:p text:style-name="P7"><text:span text:style-name="T6">0.0122</text:span></text:p>
          </draw:text-box>
        </draw:frame>
        <draw:path draw:style-name="gr25" draw:text-style-name="P12" draw:layer="layout" svg:width="0.048cm" svg:height="0.047cm" svg:x="4.455cm" svg:y="4.538cm" svg:viewBox="0 0 49 48" svg:d="M25 48c6 0 12-2 17-6 5-5 7-11 7-18 0-6-2-13-7-17-5-5-11-7-17-7-7 0-13 2-18 7-4 4-7 11-7 17 0 7 3 13 7 18 5 4 11 6 18 6z">
          <text:p/>
        </draw:path>
        <draw:path draw:style-name="gr25" draw:text-style-name="P15" draw:layer="layout" svg:width="0.048cm" svg:height="0.048cm" svg:x="4.356cm" svg:y="4.519cm" svg:viewBox="0 0 49 49" svg:d="M25 49c6 0 12-2 17-7s7-11 7-18c0-6-2-13-7-17s-11-7-17-7c-7 0-13 3-18 7-4 4-7 11-7 17 0 7 3 13 7 18 5 5 11 7 18 7z">
          <text:p/>
        </draw:path>
        <draw:path draw:style-name="gr25" draw:text-style-name="P15" draw:layer="layout" svg:width="0.048cm" svg:height="0.048cm" svg:x="3.469cm" svg:y="4.49cm" svg:viewBox="0 0 49 49" svg:d="M24 49c7 0 13-2 18-7s7-11 7-17c0-7-2-13-7-18-5-4-11-7-18-7-6 0-13 3-17 7-4 5-7 11-7 18 0 6 3 12 7 17s11 7 17 7z">
          <text:p/>
        </draw:path>
        <draw:path draw:style-name="gr25" draw:text-style-name="P15" draw:layer="layout" svg:width="0.048cm" svg:height="0.048cm" svg:x="4.246cm" svg:y="4.779cm" svg:viewBox="0 0 49 49" svg:d="M25 49c6 0 12-3 17-7 4-5 7-11 7-17 0-7-3-13-7-18-5-5-11-7-17-7-7 0-14 2-18 7-5 5-7 11-7 18 0 6 2 12 7 17 4 4 11 7 18 7z">
          <text:p/>
        </draw:path>
        <draw:path draw:style-name="gr25" draw:text-style-name="P15" draw:layer="layout" svg:width="0.048cm" svg:height="0.048cm" svg:x="3.243cm" svg:y="4.835cm" svg:viewBox="0 0 49 49" svg:d="M25 49c6 0 12-2 17-7s7-11 7-17c0-7-2-13-7-17-5-5-11-8-17-8-7 0-14 3-18 8-5 4-7 10-7 17 0 6 2 12 7 17 4 5 11 7 18 7z">
          <text:p/>
        </draw:path>
        <draw:path draw:style-name="gr25" draw:text-style-name="P15" draw:layer="layout" svg:width="0.048cm" svg:height="0.048cm" svg:x="1.899cm" svg:y="3.08cm" svg:viewBox="0 0 49 49" svg:d="M25 49c6 0 12-3 17-7 5-5 7-11 7-17 0-7-2-14-7-18-5-5-11-7-17-7-7 0-13 2-17 7-5 4-8 11-8 18 0 6 3 12 8 17 4 4 10 7 17 7z">
          <text:p/>
        </draw:path>
        <draw:path draw:style-name="gr25" draw:text-style-name="P15" draw:layer="layout" svg:width="0.047cm" svg:height="0.048cm" svg:x="3.36cm" svg:y="4.195cm" svg:viewBox="0 0 48 49" svg:d="M24 49c6 0 13-3 18-7 4-5 6-11 6-17 0-7-2-14-6-18-5-5-12-7-18-7s-13 2-17 7c-5 4-7 11-7 18 0 6 2 12 7 17 4 4 11 7 17 7z">
          <text:p/>
        </draw:path>
        <draw:path draw:style-name="gr25" draw:text-style-name="P15" draw:layer="layout" svg:width="0.047cm" svg:height="0.048cm" svg:x="4.034cm" svg:y="4.967cm" svg:viewBox="0 0 48 49" svg:d="M24 49c6 0 13-2 17-7 5-5 7-11 7-17 0-7-2-14-7-18-4-5-11-7-17-7s-13 2-17 7c-5 4-7 11-7 18 0 6 2 12 7 17 4 5 11 7 17 7z">
          <text:p/>
        </draw:path>
        <draw:path draw:style-name="gr25" draw:text-style-name="P15" draw:layer="layout" svg:width="0.048cm" svg:height="0.048cm" svg:x="4.153cm" svg:y="4.469cm" svg:viewBox="0 0 49 49" svg:d="M25 49c6 0 12-3 17-7 4-5 7-11 7-18 0-6-3-13-7-17-5-5-11-7-17-7-7 0-14 2-18 7-5 4-7 11-7 17 0 7 2 13 7 18 4 4 11 7 18 7z">
          <text:p/>
        </draw:path>
        <draw:path draw:style-name="gr25" draw:text-style-name="P15" draw:layer="layout" svg:width="0.047cm" svg:height="0.048cm" svg:x="1.778cm" svg:y="3.336cm" svg:viewBox="0 0 48 49" svg:d="M24 49c7 0 13-2 18-7 4-5 6-11 6-17 0-7-2-13-6-17-5-5-11-8-18-8-6 0-13 3-17 8-5 4-7 10-7 17 0 6 2 12 7 17 4 5 11 7 17 7z">
          <text:p/>
        </draw:path>
        <draw:path draw:style-name="gr25" draw:text-style-name="P15" draw:layer="layout" svg:width="0.048cm" svg:height="0.048cm" svg:x="3.128cm" svg:y="4.81cm" svg:viewBox="0 0 49 49" svg:d="M24 49c7 0 13-2 18-7s7-11 7-18c0-6-2-13-7-17s-11-7-18-7c-6 0-13 3-17 7-5 4-7 11-7 17 0 7 2 13 7 18 4 5 11 7 17 7z">
          <text:p/>
        </draw:path>
        <draw:path draw:style-name="gr25" draw:text-style-name="P15" draw:layer="layout" svg:width="0.047cm" svg:height="0.048cm" svg:x="2.216cm" svg:y="4.788cm" svg:viewBox="0 0 48 49" svg:d="M24 49c7 0 13-2 18-7 4-5 6-11 6-17 0-7-2-13-6-18-5-4-11-7-18-7-6 0-13 3-17 7-5 5-7 11-7 18 0 6 2 12 7 17 4 5 11 7 17 7z">
          <text:p/>
        </draw:path>
        <draw:path draw:style-name="gr25" draw:text-style-name="P15" draw:layer="layout" svg:width="0.048cm" svg:height="0.048cm" svg:x="1.654cm" svg:y="3.526cm" svg:viewBox="0 0 49 49" svg:d="M25 49c6 0 12-2 17-7 4-5 7-11 7-17 0-7-3-13-7-18-5-5-11-7-17-7-7 0-13 2-18 7s-7 11-7 18c0 6 2 12 7 17s11 7 18 7z">
          <text:p/>
        </draw:path>
        <draw:path draw:style-name="gr28" draw:text-style-name="P16" draw:layer="layout" svg:width="0.048cm" svg:height="0.048cm" svg:x="1.412cm" svg:y="4.163cm" svg:viewBox="0 0 49 49" svg:d="M25 49c6 0 12-3 17-7 5-5 7-11 7-18 0-6-2-13-7-17s-11-7-17-7c-7 0-13 3-18 7s-7 11-7 17c0 7 2 13 7 18 5 4 11 7 18 7z">
          <text:p/>
        </draw:path>
        <draw:path draw:style-name="gr28" draw:text-style-name="P16" draw:layer="layout" svg:width="0.047cm" svg:height="0.048cm" svg:x="2.093cm" svg:y="4.941cm" svg:viewBox="0 0 48 49" svg:d="M25 49c6 0 12-3 17-7 4-5 6-11 6-18 0-6-2-13-6-17-5-5-11-7-17-7-7 0-13 2-18 7-5 4-7 11-7 17 0 7 2 13 7 18 5 4 11 7 18 7z">
          <text:p/>
        </draw:path>
        <draw:path draw:style-name="gr29" draw:text-style-name="P15" draw:layer="layout" svg:width="0.048cm" svg:height="0.048cm" svg:x="1.523cm" svg:y="3.575cm" svg:viewBox="0 0 49 49" svg:d="M24 49c7 0 13-2 18-7 4-5 7-11 7-17 0-7-3-13-7-18-5-5-11-7-18-7-6 0-13 2-17 7-5 5-7 11-7 18 0 6 2 12 7 17 4 5 11 7 17 7z">
          <text:p/>
        </draw:path>
        <draw:path draw:style-name="gr30" draw:text-style-name="P4" draw:layer="layout" svg:width="0.048cm" svg:height="0.048cm" svg:x="1.523cm" svg:y="3.575cm" svg:viewBox="0 0 49 49" svg:d="M24 49c7 0 13-2 18-7 4-5 7-11 7-17 0-7-3-13-7-18-5-5-11-7-18-7-6 0-13 2-17 7-5 5-7 11-7 18 0 6 2 12 7 17 4 5 11 7 17 7z">
          <text:p/>
        </draw:path>
        <draw:path draw:style-name="gr25" draw:text-style-name="P15" draw:layer="layout" svg:width="0.048cm" svg:height="0.048cm" svg:x="3.934cm" svg:y="4.646cm" svg:viewBox="0 0 49 49" svg:d="M24 49c7 0 13-3 18-7 4-5 7-11 7-18 0-6-3-13-7-17-5-5-11-7-18-7-6 0-13 2-17 7-5 4-7 11-7 17 0 7 2 13 7 18 4 4 11 7 17 7z">
          <text:p/>
        </draw:path>
        <draw:path draw:style-name="gr25" draw:text-style-name="P15" draw:layer="layout" svg:width="0.048cm" svg:height="0.048cm" svg:x="2.892cm" svg:y="4.985cm" svg:viewBox="0 0 49 49" svg:d="M24 49c7 0 13-3 18-7 4-5 7-11 7-18 0-6-3-13-7-17-5-5-11-7-18-7-6 0-13 2-17 7-5 4-7 11-7 17 0 7 2 13 7 18 4 4 11 7 17 7z">
          <text:p/>
        </draw:path>
        <draw:path draw:style-name="gr25" draw:text-style-name="P15" draw:layer="layout" svg:width="0.048cm" svg:height="0.048cm" svg:x="3.011cm" svg:y="4.556cm" svg:viewBox="0 0 49 49" svg:d="M25 49c6 0 12-3 17-7 5-5 7-11 7-18 0-6-2-13-7-17-5-5-11-7-17-7-7 0-13 2-18 7-4 4-7 11-7 17 0 7 3 13 7 18 5 4 11 7 18 7z">
          <text:p/>
        </draw:path>
        <draw:path draw:style-name="gr28" draw:text-style-name="P16" draw:layer="layout" svg:width="0.047cm" svg:height="0.048cm" svg:x="2.772cm" svg:y="5.367cm" svg:viewBox="0 0 48 49" svg:d="M24 49c7 0 13-3 18-7 4-5 6-11 6-17 0-7-2-13-6-18-5-4-11-7-18-7-6 0-13 3-17 7-4 5-7 11-7 18 0 6 3 12 7 17 4 4 11 7 17 7z">
          <text:p/>
        </draw:path>
        <draw:path draw:style-name="gr25" draw:text-style-name="P15" draw:layer="layout" svg:width="0.048cm" svg:height="0.048cm" svg:x="3.699cm" svg:y="5.302cm" svg:viewBox="0 0 49 49" svg:d="M24 49c7 0 13-3 18-7 4-5 7-11 7-17 0-7-3-14-7-18-5-5-11-7-18-7-6 0-13 2-17 7-5 4-7 11-7 18 0 6 2 12 7 17 4 4 11 7 17 7z">
          <text:p/>
        </draw:path>
        <draw:path draw:style-name="gr25" draw:text-style-name="P15" draw:layer="layout" svg:width="0.047cm" svg:height="0.048cm" svg:x="3.825cm" svg:y="4.603cm" svg:viewBox="0 0 48 49" svg:d="M25 49c6 0 12-2 17-7 4-5 6-11 6-18 0-6-2-13-6-17-5-4-11-7-17-7-7 0-13 3-18 7s-7 11-7 17c0 7 2 13 7 18s11 7 18 7z">
          <text:p/>
        </draw:path>
        <draw:path draw:style-name="gr28" draw:text-style-name="P16" draw:layer="layout" svg:width="0.048cm" svg:height="0.047cm" svg:x="3.467cm" svg:y="5.638cm" svg:viewBox="0 0 49 48" svg:d="M24 48c7 0 13-2 18-6 5-5 7-11 7-17 0-7-2-14-7-18-5-5-11-7-18-7-6 0-13 2-17 7-4 4-7 11-7 18 0 6 3 12 7 17 4 4 11 6 17 6z">
          <text:p/>
        </draw:path>
        <draw:path draw:style-name="gr25" draw:text-style-name="P15" draw:layer="layout" svg:width="0.048cm" svg:height="0.047cm" svg:x="3.593cm" svg:y="4.841cm" svg:viewBox="0 0 49 48" svg:d="M25 48c6 0 12-2 17-7 5-4 7-11 7-17s-2-13-7-17c-5-5-11-7-17-7-7 0-13 2-18 7-4 4-7 11-7 17s3 13 7 17c5 5 11 7 18 7z">
          <text:p/>
        </draw:path>
        <draw:frame draw:style-name="gr31" draw:text-style-name="P17" draw:layer="layout" svg:width="1.096cm" svg:height="0.781cm" svg:x="0.138cm" svg:y="3.811cm">
          <draw:text-box>
            <text:p><text:span text:style-name="T7">Initial model</text:span></text:p>
            <text:p><text:span text:style-name="T7">at first stop</text:span></text:p>
          </draw:text-box>
        </draw:frame>
        <draw:line draw:style-name="gr32" draw:text-style-name="P18" draw:layer="layout" svg:x1="1.129cm" svg:y1="3.959cm" svg:x2="1.381cm" svg:y2="4.163cm">
          <text:p/>
        </draw:line>
        <draw:frame draw:style-name="gr33" draw:text-style-name="P17" draw:layer="layout" svg:width="0.92cm" svg:height="0.206cm" svg:x="0.308cm" svg:y="3.087cm">
          <draw:text-box>
            <text:p><text:span text:style-name="T7">Second stop</text:span></text:p>
          </draw:text-box>
        </draw:frame>
        <draw:line draw:style-name="gr32" draw:text-style-name="P18" draw:layer="layout" svg:x1="1.179cm" svg:y1="3.239cm" svg:x2="1.503cm" svg:y2="3.589cm">
          <text:p/>
        </draw:line>
        <draw:frame draw:style-name="gr31" draw:text-style-name="P17" draw:layer="layout" svg:width="1.227cm" svg:height="0.781cm" svg:x="0.181cm" svg:y="5.099cm">
          <draw:text-box>
            <text:p><text:span text:style-name="T7">First update</text:span></text:p>
            <text:p><text:span text:style-name="T7">at sixth stop</text:span></text:p>
          </draw:text-box>
        </draw:frame>
        <draw:line draw:style-name="gr32" draw:text-style-name="P18" draw:layer="layout" svg:x1="1.1cm" svg:y1="5.281cm" svg:x2="2.051cm" svg:y2="4.987cm">
          <text:p/>
        </draw:line>
        <draw:line draw:style-name="gr32" draw:text-style-name="P18" draw:layer="layout" svg:x1="4.318cm" svg:y1="6.223cm" svg:x2="3.547cm" svg:y2="5.69cm">
          <text:p/>
        </draw:line>
        <draw:frame draw:style-name="gr31" draw:text-style-name="P17" draw:layer="layout" svg:width="1.256cm" svg:height="0.781cm" svg:x="4.332cm" svg:y="5.977cm">
          <draw:text-box>
            <text:p><text:span text:style-name="T7">Last update</text:span></text:p>
            <text:p><text:span text:style-name="T7">at fifteenth stop</text:span></text:p>
          </draw:text-box>
        </draw:frame>
        <draw:frame draw:style-name="gr34" draw:text-style-name="P17" draw:layer="layout" svg:width="1.273cm" svg:height="0.432cm" svg:x="4.961cm" svg:y="4.721cm">
          <draw:text-box>
            <text:p><text:span text:style-name="T7">Stop cycle</text:span></text:p>
          </draw:text-box>
        </draw:frame>
        <draw:line draw:style-name="gr32" draw:text-style-name="P18" draw:layer="layout" svg:x1="4.89cm" svg:y1="4.727cm" svg:x2="4.629cm" svg:y2="4.496cm">
          <text:p/>
        </draw:line>
        <draw:frame draw:style-name="gr35" draw:text-style-name="P19" draw:layer="layout" svg:width="5.835cm" svg:height="0.627cm" svg:x="0.034cm" svg:y="1.501cm">
          <draw:text-box>
            <text:p text:style-name="P1"><text:span text:style-name="T8">Training with iterative early stop</text:span></text:p>
            <text:p text:style-name="P1"><text:span text:style-name="T8">with Adam resets</text:span></text:p>
          </draw:text-box>
        </draw:frame>
        <draw:frame draw:style-name="gr36" draw:text-style-name="P20" draw:layer="layout" svg:width="2.65cm" svg:height="2.479cm" svg:x="0.179cm" svg:y="5.893cm">
          <draw:text-box>
            <text:p><text:span text:style-name="T9">Adam optimizer</text:span></text:p>
            <text:p><text:span text:style-name="T10">α =0.001</text:span></text:p>
            <text:p><text:span text:style-name="T10">β</text:span><text:span text:style-name="T11">1</text:span><text:span text:style-name="T10">=0.9</text:span></text:p>
            <text:p><text:span text:style-name="T10">β</text:span><text:span text:style-name="T11">2</text:span><text:span text:style-name="T10">=0.999</text:span></text:p>
            <text:p><text:span text:style-name="T10">ϵ=1e-08</text:span></text:p>
            <text:p><text:span text:style-name="T10"/></text:p>
            <text:p><text:span text:style-name="T12">Loss function = MSE</text:span></text:p>
            <text:p><text:span text:style-name="T12"/></text:p>
            <text:p><text:span text:style-name="T12">​</text:span><text:span text:style-name="T12">Early stop = 10 epochs</text:span></text:p>
            <text:p><text:span text:style-name="T12">Mini batch = 512 samples</text:span></text:p>
          </draw:text-box>
        </draw:frame>
        <draw:frame draw:style-name="gr37" draw:text-style-name="P22" draw:layer="layout" svg:width="0.94cm" svg:height="0.281cm" svg:x="0.127cm" svg:y="4.319cm">
          <draw:text-box>
            <text:p text:style-name="P21"><text:span text:style-name="T13">43 epoch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16:36.027498326</dc:date>
    <meta:editing-duration>PT6H26M57S</meta:editing-duration>
    <meta:editing-cycles>108</meta:editing-cycles>
    <meta:document-statistic meta:object-count="131"/>
  </office:meta>
</office:document-meta>
</file>